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1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/>
    </style:style>
    <style:style style:name="P5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7" style:family="paragraph">
      <loext:graphic-properties draw:fill="solid" draw:fill-color="#a0a0a0"/>
      <style:paragraph-properties fo:text-align="center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 style:list-style-name="WWNum2">
      <style:paragraph-properties fo:margin-left="1.27cm" fo:margin-right="0cm" fo:text-indent="-0.635cm" style:auto-text-indent="false"/>
      <style:text-properties officeooo:paragraph-rsid="001b29eb"/>
    </style:style>
    <style:style style:name="P10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2">
      <style:paragraph-properties fo:margin-left="1.27cm" fo:margin-right="0cm" fo:text-indent="-0.635cm" style:auto-text-indent="false"/>
      <style:text-properties officeooo:paragraph-rsid="001cc21e"/>
    </style:style>
    <style:style style:name="P12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4" style:family="paragraph" style:parent-style-name="Standard" style:list-style-name="WWNum4">
      <style:paragraph-properties fo:margin-left="1.27cm" fo:margin-right="0cm" fo:text-indent="-0.635cm" style:auto-text-indent="false"/>
      <style:text-properties officeooo:paragraph-rsid="001b29eb"/>
    </style:style>
    <style:style style:name="P15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color="#a1467e" loext:opacity="100%"/>
    </style:style>
    <style:style style:name="T4" style:family="text">
      <style:text-properties fo:color="#a1467e" loext:opacity="100%" fo:font-weight="bold" style:font-weight-asian="bold"/>
    </style:style>
    <style:style style:name="gr1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vaux Dirigés – Introduction aux Systèmes d’Information</text:p>
      <text:p text:style-name="P2">Partie 1</text:p>
      <text:p text:style-name="P3"/>
      <text:p text:style-name="P4">Objectifs pédagogiques</text:p>
      <text:list text:style-name="WWNum1">
        <text:list-item>
          <text:p text:style-name="P5">Comprendre les fondements des SI.</text:p>
        </text:list-item>
        <text:list-item>
          <text:p text:style-name="P5">Identifier leur rôle dans l’entreprise.</text:p>
        </text:list-item>
        <text:list-item>
          <text:p text:style-name="P6"><text:span text:style-name="T1">Appliquer ces notions à travers un cas pratique</text:span>.</text:p>
        </text:list-item>
      </text:list>
      <text:p text:style-name="Standard"><draw:rect text:anchor-type="as-char" style:rel-width="100%" draw:z-index="0" draw:name="Forme1" draw:style-name="gr1" draw:text-style-name="P7" svg:width="0.003cm" svg:height="0.054cm"><text:p/></draw:rect></text:p>
      <text:p text:style-name="P8">Partie 1 : Questions de compréhension (cours)</text:p>
      <text:list text:style-name="WWNum2">
        <text:list-item>
          <text:p text:style-name="P9">Définir un Système d’Information. Quelles sont ses principales composantes <text:line-break/> Correction: Un Si est un ensemble organtsé de ressources (humaines, matérielles, logictelles, données et procédures) permettant de collecter, stocker, traiter et diffuser Infornation Composantes: RH, matériel, legíciel, données, procédures.</text:p>
        </text:list-item>
        <text:list-item>
          <text:p text:style-name="P10">Expliquer brièvement l’évolution historique des SI (des années 50 à aujourd’hui).<text:line-break/> Correction: « Années 1950-60; Informatique de gestion (comptabilité, pale)<text:line-break/>• Anndes 1970-80 : Systemes transactionsels<text:line-break/>•Années 1990; ERP Intégrés<text:line-break/>* Années 2000; Internet, e-business, systèmes collaboratifs<text:line-break/>* Aujourdhui: Cloud, Big Data, LA, Si mobiles</text:p>
        </text:list-item>
        <text:list-item>
          <text:p text:style-name="P10">Distinguer <text:span text:style-name="T2">SI opérationnels</text:span> et <text:span text:style-name="T2">SI décisionnels</text:span>. Donnez un exemple pour chacun.<text:line-break/>Correction: • Opérationnels → supportent les activités quotidiennes (ex: calsse d'un supermarché)<text:line-break/>• Décisionnels u aident à la prise de décision (ex: tableau de bord de ventes)</text:p>
        </text:list-item>
        <text:list-item>
          <text:p text:style-name="P11">Pourquoi dit-on que l’information est une ressource stratégique ? : <text:s/>Car elle influence directement la compétitivité, la rapidité de réaction et la capacité à Innover.</text:p>
        </text:list-item>
        <text:list-item>
          <text:p text:style-name="P10">Citez trois rôles majeurs d’un SI dans l’entreprise moderne.<text:line-break/> Automatisation Et fiabilisation des processus. Support à la décision • Amélloration de la communication et collaboration</text:p>
        </text:list-item>
      </text:list>
      <text:p text:style-name="Standard"><draw:rect text:anchor-type="as-char" style:rel-width="100%" draw:z-index="1" draw:name="Forme2" draw:style-name="gr1" draw:text-style-name="P7" svg:width="0.003cm" svg:height="0.054cm"><text:p/></draw:rect></text:p>
      <text:p text:style-name="P8">Partie 2 : Étude de cas – Concessionnaire automobile</text:p>
      <text:p text:style-name="Standard">Une entreprise de vente et maintenance de véhicules (AutoConcession SA) souhaite moderniser son organisation.<text:line-break/>Actuellement :</text:p>
      <text:list text:style-name="WWNum3">
        <text:list-item>
          <text:p text:style-name="P12">Les stocks sont gérés manuellement.</text:p>
        </text:list-item>
        <text:list-item>
          <text:p text:style-name="P12">Les factures sont faites sous Excel.</text:p>
        </text:list-item>
        <text:list-item>
          <text:p text:style-name="P12"><text:soft-page-break/>Le suivi des clients est limité.</text:p>
        </text:list-item>
        <text:list-item>
          <text:p text:style-name="P12">La paie est faite séparément avec un logiciel isolé.</text:p>
        </text:list-item>
      </text:list>
      <text:p text:style-name="Standard">L’entreprise veut un <text:span text:style-name="T2">SI intégré</text:span> couvrant ventes, stock, facturation, paie et un tableau de bord de suivi.</text:p>
      <text:p text:style-name="P8">Questions</text:p>
      <text:list text:style-name="WWNum4">
        <text:list-item>
          <text:p text:style-name="P13">Quels sont les processus métiers principaux d’AutoConcession SA ?<text:line-break/> Correction: Vente de véhleules, gestion des storks, gestion de la relation client facturation et encalssement, gestion RH (paie).</text:p>
        </text:list-item>
        <text:list-item>
          <text:p text:style-name="P14">Associez chaque processus métier à un <text:span text:style-name="T2">besoin SI</text:span>.<text:line-break/> Correction: • Vente -s CRM + facturation<text:line-break/>• Stock - gestion aatomatisée du stock<text:line-break/>• Relation elent » base clients, suivi réclamations<text:line-break/>• Finance ne comptabtité infégrée<text:line-break/>• KI - module pale</text:p>
        </text:list-item>
        <text:list-item>
          <text:p text:style-name="P14">Proposez une <text:span text:style-name="T2">cartographie simple</text:span> des processus (macro-processus uniquement). Correction , ≥ Plotage : stratégie, tableau de bord<text:line-break/>• Opérationnels, ventes, stock, farturation<text:line-break/>• Supports: Rif. finance</text:p>
        </text:list-item>
        <text:list-item>
          <text:p text:style-name="P13">Quelle est la différence entre <text:span text:style-name="T2">une base de données centralisée</text:span> et les fichiers Excel actuels ? Correction: Excel = fichiers isolés, risque d'erreurs et incohérences.<text:line-break/>Base de données centralisée = données partagées, cohérentes, accessibles par tous.</text:p>
        </text:list-item>
        <text:list-item>
          <text:p text:style-name="P13">Quels avantages apporterait l’intégration d’un module de <text:span text:style-name="T2">tableau de bord décisionnel</text:span> ?Correction: • Vision en temps réel de l'activité<text:line-break/>• Suivi des (ventes, stock, finances)<text:line-break/>• Aide à la décision stratégique</text:p>
        </text:list-item>
      </text:list>
      <text:p text:style-name="Standard"><draw:rect text:anchor-type="as-char" style:rel-width="100%" draw:z-index="2" draw:name="Forme3" draw:style-name="gr1" draw:text-style-name="P7" svg:width="0.003cm" svg:height="0.054cm"><text:p/></draw:rect></text:p>
      <text:p text:style-name="P8">Partie 3 : Réflexion critique</text:p>
      <text:list text:style-name="WWNum5">
        <text:list-item>
          <text:p text:style-name="P15">Quels risques une entreprise encourt-elle si son SI est mal aligné avec ses processus métiers ?Correction : » Perte d'efficacité, couts supplémentaires<text:line-break/>» Si non utilisé ou contouree<text:line-break/>• Mauvaise qualité de l'information - erreurs de décision</text:p>
        </text:list-item>
        <text:list-item>
          <text:p text:style-name="P15">Expliquez la notion de<text:span text:style-name="T3"> </text:span><text:span text:style-name="T4">bonne granularité</text:span> dans le contexte de l’analyse décisionnelle. Correction: Bonse gramularité = niveau de détall pertinent. Exezuple / ventes par mois (boope granularité) vs, par seconde (trop lin) ou par an (trop grossier)</text:p>
        </text:list-item>
        <text:list-item>
          <text:p text:style-name="P15">Comparez les rôles du <text:span text:style-name="T2">DSI (Directeur des Systèmes d’Information)</text:span> et des <text:span text:style-name="T2">utilisateurs métiers</text:span> dans la réussite d’un projet SI.<text:line-break/>Correction: • DSl : maitrise technique, choix des solutions, sécurité<text:line-break/>• Utilisateurs métiers: expriment besoins, valident la pertinence<text:line-break/>=&gt; Collaboration essentielle pour le succè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alibri1" style:font-family-complex="Calibri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82cm" fo:margin-bottom="0.141cm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282cm" fo:margin-bottom="0.141cm" style:contextual-spacing="false" fo:line-height="100%" fo:keep-together="always" fo:keep-with-next="always"/>
      <style:text-properties fo:color="#2f5496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41cm" fo:margin-bottom="0.071cm" style:contextual-spacing="false" fo:line-height="100%" fo:keep-together="always" fo:keep-with-next="always"/>
      <style:text-properties fo:color="#2f5496" loext:opacity="100%"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41cm" fo:margin-bottom="0.071cm" style:contextual-spacing="false" fo:line-height="100%" fo:keep-together="always" fo:keep-with-next="always"/>
      <style:text-properties fo:color="#2f5496" loext:opacity="100%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071cm" fo:margin-bottom="0cm" style:contextual-spacing="false" fo:line-height="100%" fo:keep-together="always" fo:keep-with-next="always"/>
      <style:text-properties fo:color="#595959" loext:opacity="100%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cm" fo:margin-bottom="0.141cm" style:contextual-spacing="fals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Heading_20_7" style:display-name="Heading 7" style:family="paragraph" style:parent-style-name="normal" style:next-style-name="Standard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8" style:display-name="Heading 8" style:family="paragraph" style:parent-style-name="normal" style:next-style-name="Standard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 style:font-style-complex="italic"/>
    </style:style>
    <style:style style:name="Heading_20_9" style:display-name="Heading 9" style:family="paragraph" style:parent-style-name="normal" style:next-style-name="Standard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Quote" style:family="paragraph" style:parent-style-name="normal" style:next-style-name="Standard" style:default-outline-level="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Intense_20_Quote" style:display-name="Intense Quote" style:family="paragraph" style:parent-style-name="normal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Subtitle" style:family="paragraph" style:parent-style-name="normal" style:next-style-name="Standard" style:default-outline-level="" style:class="chapter">
      <style:text-properties fo:color="#595959" loext:opacity="100%" fo:font-size="14pt" style:font-size-asian="14pt" style:font-size-complex="14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alibri1" style:font-family-complex="Calibri" style:font-family-generic-complex="system" style:font-pitch-complex="variable" style:font-size-complex="20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Titre_20_3_20_Car" style:display-name="Titre 3 Car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re_20_8_20_Car" style:display-name="Titre 8 Car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 style:font-style-complex="italic"/>
    </style:style>
    <style:style style:name="Titre_20_9_20_Car" style:display-name="Titre 9 Car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ListLabel_20_1" style:display-name="ListLabel 1" style:family="text">
      <style:text-properties fo:font-size="12pt" fo:font-weight="bold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" style:font-family-asian="'Courier New'" style:font-family-generic-asian="system" style:font-pitch-asian="variable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" style:font-family-asian="'Courier New'" style:font-family-generic-asian="system" style:font-pitch-asian="variable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4T19:37:00</meta:creation-date>
    <meta:initial-creator>Chergui Anis</meta:initial-creator>
    <meta:generator>LibreOffice/25.2.5.2$Windows_X86_64 LibreOffice_project/03d19516eb2e1dd5d4ccd751a0d6f35f35e08022</meta:generator>
    <dc:date>2025-09-15T10:14:04.971584200</dc:date>
    <dc:creator>Tassadit ZIDELMAL</dc:creator>
    <meta:editing-duration>PT9M24S</meta:editing-duration>
    <meta:editing-cycles>2</meta:editing-cycles>
    <meta:document-statistic meta:table-count="0" meta:image-count="0" meta:object-count="0" meta:page-count="2" meta:paragraph-count="32" meta:word-count="576" meta:character-count="3883" meta:non-whitespace-character-count="3347"/>
  </office:meta>
</office:document-meta>
</file>